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9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est_tfidf_split9_level4.B1];[$evaltest_tfidf_split8_level4.B1];[$evaltest_tfidf_split7_level4.B1];[$evaltest_tfidf_split6_level4.B1];[$evaltest_tfidf_split5_level4.B1];[$evaltest_tfidf_split4_level4.B1];[$evaltest_tfidf_split3_level4.B1];[$evaltest_tfidf_split2_level4.B1];[$evaltest_tfidf_split1_level4.B1];[$evaltest_tfidf_split0_level4.B1])" office:value-type="float" office:value="0.195877720878822" calcext:value-type="float">
            <text:p>0.195877720878822</text:p>
          </table:table-cell>
          <table:table-cell table:formula="of:=STDEV([$evaltest_tfidf_split9_level4.B1];[$evaltest_tfidf_split8_level4.B1];[$evaltest_tfidf_split7_level4.B1];[$evaltest_tfidf_split6_level4.B1];[$evaltest_tfidf_split5_level4.B1];[$evaltest_tfidf_split4_level4.B1];[$evaltest_tfidf_split3_level4.B1];[$evaltest_tfidf_split2_level4.B1];[$evaltest_tfidf_split1_level4.B1];[$evaltest_tfidf_split0_level4.B1])" office:value-type="float" office:value="0.0260229835278405" calcext:value-type="float">
            <text:p>0.026022983527841</text:p>
          </table:table-cell>
          <table:table-cell table:formula="of:=MAX([$evaltest_tfidf_split9_level4.B1];[$evaltest_tfidf_split8_level4.B1];[$evaltest_tfidf_split7_level4.B1];[$evaltest_tfidf_split6_level4.B1];[$evaltest_tfidf_split5_level4.B1];[$evaltest_tfidf_split4_level4.B1];[$evaltest_tfidf_split3_level4.B1];[$evaltest_tfidf_split2_level4.B1];[$evaltest_tfidf_split1_level4.B1];[$evaltest_tfidf_split0_level4.B1])" office:value-type="float" office:value="0.259615384615385" calcext:value-type="float">
            <text:p>0.259615384615385</text:p>
          </table:table-cell>
          <table:table-cell table:formula="of:=MIN([$evaltest_tfidf_split9_level4.B1];[$evaltest_tfidf_split8_level4.B1];[$evaltest_tfidf_split7_level4.B1];[$evaltest_tfidf_split6_level4.B1];[$evaltest_tfidf_split5_level4.B1];[$evaltest_tfidf_split4_level4.B1];[$evaltest_tfidf_split3_level4.B1];[$evaltest_tfidf_split2_level4.B1];[$evaltest_tfidf_split1_level4.B1];[$evaltest_tfidf_split0_level4.B1])"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est_tfidf_split9_level4.B2];[$evaltest_tfidf_split8_level4.B2];[$evaltest_tfidf_split7_level4.B2];[$evaltest_tfidf_split6_level4.B2];[$evaltest_tfidf_split5_level4.B2];[$evaltest_tfidf_split4_level4.B2];[$evaltest_tfidf_split3_level4.B2];[$evaltest_tfidf_split2_level4.B2];[$evaltest_tfidf_split1_level4.B2];[$evaltest_tfidf_split0_level4.B2])" office:value-type="float" office:value="0.475634369155303" calcext:value-type="float">
            <text:p>0.475634369155303</text:p>
          </table:table-cell>
          <table:table-cell table:formula="of:=STDEV([$evaltest_tfidf_split9_level4.B2];[$evaltest_tfidf_split8_level4.B2];[$evaltest_tfidf_split7_level4.B2];[$evaltest_tfidf_split6_level4.B2];[$evaltest_tfidf_split5_level4.B2];[$evaltest_tfidf_split4_level4.B2];[$evaltest_tfidf_split3_level4.B2];[$evaltest_tfidf_split2_level4.B2];[$evaltest_tfidf_split1_level4.B2];[$evaltest_tfidf_split0_level4.B2])" office:value-type="float" office:value="0.0644520236979166" calcext:value-type="float">
            <text:p>0.064452023697917</text:p>
          </table:table-cell>
          <table:table-cell table:formula="of:=MAX([$evaltest_tfidf_split9_level4.B2];[$evaltest_tfidf_split8_level4.B2];[$evaltest_tfidf_split7_level4.B2];[$evaltest_tfidf_split6_level4.B2];[$evaltest_tfidf_split5_level4.B2];[$evaltest_tfidf_split4_level4.B2];[$evaltest_tfidf_split3_level4.B2];[$evaltest_tfidf_split2_level4.B2];[$evaltest_tfidf_split1_level4.B2];[$evaltest_tfidf_split0_level4.B2])" office:value-type="float" office:value="0.58125" calcext:value-type="float">
            <text:p>0.58125</text:p>
          </table:table-cell>
          <table:table-cell table:formula="of:=MIN([$evaltest_tfidf_split9_level4.B2];[$evaltest_tfidf_split8_level4.B2];[$evaltest_tfidf_split7_level4.B2];[$evaltest_tfidf_split6_level4.B2];[$evaltest_tfidf_split5_level4.B2];[$evaltest_tfidf_split4_level4.B2];[$evaltest_tfidf_split3_level4.B2];[$evaltest_tfidf_split2_level4.B2];[$evaltest_tfidf_split1_level4.B2];[$evaltest_tfidf_split0_level4.B2])" office:value-type="float" office:value="0.376315789473684" calcext:value-type="float">
            <text:p>0.37631578947368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est_tfidf_split9_level4.B3];[$evaltest_tfidf_split8_level4.B3];[$evaltest_tfidf_split7_level4.B3];[$evaltest_tfidf_split6_level4.B3];[$evaltest_tfidf_split5_level4.B3];[$evaltest_tfidf_split4_level4.B3];[$evaltest_tfidf_split3_level4.B3];[$evaltest_tfidf_split2_level4.B3];[$evaltest_tfidf_split1_level4.B3];[$evaltest_tfidf_split0_level4.B3])" office:value-type="float" office:value="0.25647321602214" calcext:value-type="float">
            <text:p>0.25647321602214</text:p>
          </table:table-cell>
          <table:table-cell table:formula="of:=STDEV([$evaltest_tfidf_split9_level4.B3];[$evaltest_tfidf_split8_level4.B3];[$evaltest_tfidf_split7_level4.B3];[$evaltest_tfidf_split6_level4.B3];[$evaltest_tfidf_split5_level4.B3];[$evaltest_tfidf_split4_level4.B3];[$evaltest_tfidf_split3_level4.B3];[$evaltest_tfidf_split2_level4.B3];[$evaltest_tfidf_split1_level4.B3];[$evaltest_tfidf_split0_level4.B3])" office:value-type="float" office:value="0.0276366497288635" calcext:value-type="float">
            <text:p>0.027636649728864</text:p>
          </table:table-cell>
          <table:table-cell table:formula="of:=MAX([$evaltest_tfidf_split9_level4.B3];[$evaltest_tfidf_split8_level4.B3];[$evaltest_tfidf_split7_level4.B3];[$evaltest_tfidf_split6_level4.B3];[$evaltest_tfidf_split5_level4.B3];[$evaltest_tfidf_split4_level4.B3];[$evaltest_tfidf_split3_level4.B3];[$evaltest_tfidf_split2_level4.B3];[$evaltest_tfidf_split1_level4.B3];[$evaltest_tfidf_split0_level4.B3])" office:value-type="float" office:value="0.316056166056166" calcext:value-type="float">
            <text:p>0.316056166056166</text:p>
          </table:table-cell>
          <table:table-cell table:formula="of:=MIN([$evaltest_tfidf_split9_level4.B3];[$evaltest_tfidf_split8_level4.B3];[$evaltest_tfidf_split7_level4.B3];[$evaltest_tfidf_split6_level4.B3];[$evaltest_tfidf_split5_level4.B3];[$evaltest_tfidf_split4_level4.B3];[$evaltest_tfidf_split3_level4.B3];[$evaltest_tfidf_split2_level4.B3];[$evaltest_tfidf_split1_level4.B3];[$evaltest_tfidf_split0_level4.B3])" office:value-type="float" office:value="0.214118629908104" calcext:value-type="float">
            <text:p>0.21411862990810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est_tfidf_split9_level4.B4];[$evaltest_tfidf_split8_level4.B4];[$evaltest_tfidf_split7_level4.B4];[$evaltest_tfidf_split6_level4.B4];[$evaltest_tfidf_split5_level4.B4];[$evaltest_tfidf_split4_level4.B4];[$evaltest_tfidf_split3_level4.B4];[$evaltest_tfidf_split2_level4.B4];[$evaltest_tfidf_split1_level4.B4];[$evaltest_tfidf_split0_level4.B4])" office:value-type="float" office:value="0.00488709584451344" calcext:value-type="float">
            <text:p>0.004887095844513</text:p>
          </table:table-cell>
          <table:table-cell table:formula="of:=STDEV([$evaltest_tfidf_split9_level4.B4];[$evaltest_tfidf_split8_level4.B4];[$evaltest_tfidf_split7_level4.B4];[$evaltest_tfidf_split6_level4.B4];[$evaltest_tfidf_split5_level4.B4];[$evaltest_tfidf_split4_level4.B4];[$evaltest_tfidf_split3_level4.B4];[$evaltest_tfidf_split2_level4.B4];[$evaltest_tfidf_split1_level4.B4];[$evaltest_tfidf_split0_level4.B4])" office:value-type="float" office:value="0.00128147810109179" calcext:value-type="float">
            <text:p>0.001281478101092</text:p>
          </table:table-cell>
          <table:table-cell table:formula="of:=MAX([$evaltest_tfidf_split9_level4.B4];[$evaltest_tfidf_split8_level4.B4];[$evaltest_tfidf_split7_level4.B4];[$evaltest_tfidf_split6_level4.B4];[$evaltest_tfidf_split5_level4.B4];[$evaltest_tfidf_split4_level4.B4];[$evaltest_tfidf_split3_level4.B4];[$evaltest_tfidf_split2_level4.B4];[$evaltest_tfidf_split1_level4.B4];[$evaltest_tfidf_split0_level4.B4])" office:value-type="float" office:value="0.00704268984290818" calcext:value-type="float">
            <text:p>0.007042689842908</text:p>
          </table:table-cell>
          <table:table-cell table:formula="of:=MIN([$evaltest_tfidf_split9_level4.B4];[$evaltest_tfidf_split8_level4.B4];[$evaltest_tfidf_split7_level4.B4];[$evaltest_tfidf_split6_level4.B4];[$evaltest_tfidf_split5_level4.B4];[$evaltest_tfidf_split4_level4.B4];[$evaltest_tfidf_split3_level4.B4];[$evaltest_tfidf_split2_level4.B4];[$evaltest_tfidf_split1_level4.B4];[$evaltest_tfidf_split0_level4.B4])" office:value-type="float" office:value="0.00333261852776045" calcext:value-type="float">
            <text:p>0.0033326185277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est_tfidf_split9_level4.B5];[$evaltest_tfidf_split8_level4.B5];[$evaltest_tfidf_split7_level4.B5];[$evaltest_tfidf_split6_level4.B5];[$evaltest_tfidf_split5_level4.B5];[$evaltest_tfidf_split4_level4.B5];[$evaltest_tfidf_split3_level4.B5];[$evaltest_tfidf_split2_level4.B5];[$evaltest_tfidf_split1_level4.B5];[$evaltest_tfidf_split0_level4.B5])" office:value-type="float" office:value="0.00810251611561655" calcext:value-type="float">
            <text:p>0.008102516115617</text:p>
          </table:table-cell>
          <table:table-cell table:formula="of:=STDEV([$evaltest_tfidf_split9_level4.B5];[$evaltest_tfidf_split8_level4.B5];[$evaltest_tfidf_split7_level4.B5];[$evaltest_tfidf_split6_level4.B5];[$evaltest_tfidf_split5_level4.B5];[$evaltest_tfidf_split4_level4.B5];[$evaltest_tfidf_split3_level4.B5];[$evaltest_tfidf_split2_level4.B5];[$evaltest_tfidf_split1_level4.B5];[$evaltest_tfidf_split0_level4.B5])" office:value-type="float" office:value="0.00187140142111565" calcext:value-type="float">
            <text:p>0.001871401421116</text:p>
          </table:table-cell>
          <table:table-cell table:formula="of:=MAX([$evaltest_tfidf_split9_level4.B5];[$evaltest_tfidf_split8_level4.B5];[$evaltest_tfidf_split7_level4.B5];[$evaltest_tfidf_split6_level4.B5];[$evaltest_tfidf_split5_level4.B5];[$evaltest_tfidf_split4_level4.B5];[$evaltest_tfidf_split3_level4.B5];[$evaltest_tfidf_split2_level4.B5];[$evaltest_tfidf_split1_level4.B5];[$evaltest_tfidf_split0_level4.B5])" office:value-type="float" office:value="0.0108962362237471" calcext:value-type="float">
            <text:p>0.010896236223747</text:p>
          </table:table-cell>
          <table:table-cell table:formula="of:=MIN([$evaltest_tfidf_split9_level4.B5];[$evaltest_tfidf_split8_level4.B5];[$evaltest_tfidf_split7_level4.B5];[$evaltest_tfidf_split6_level4.B5];[$evaltest_tfidf_split5_level4.B5];[$evaltest_tfidf_split4_level4.B5];[$evaltest_tfidf_split3_level4.B5];[$evaltest_tfidf_split2_level4.B5];[$evaltest_tfidf_split1_level4.B5];[$evaltest_tfidf_split0_level4.B5])" office:value-type="float" office:value="0.00592248908296943" calcext:value-type="float">
            <text:p>0.00592248908296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est_tfidf_split9_level4.B6];[$evaltest_tfidf_split8_level4.B6];[$evaltest_tfidf_split7_level4.B6];[$evaltest_tfidf_split6_level4.B6];[$evaltest_tfidf_split5_level4.B6];[$evaltest_tfidf_split4_level4.B6];[$evaltest_tfidf_split3_level4.B6];[$evaltest_tfidf_split2_level4.B6];[$evaltest_tfidf_split1_level4.B6];[$evaltest_tfidf_split0_level4.B6])" office:value-type="float" office:value="0.00543703775436626" calcext:value-type="float">
            <text:p>0.005437037754366</text:p>
          </table:table-cell>
          <table:table-cell table:formula="of:=STDEV([$evaltest_tfidf_split9_level4.B6];[$evaltest_tfidf_split8_level4.B6];[$evaltest_tfidf_split7_level4.B6];[$evaltest_tfidf_split6_level4.B6];[$evaltest_tfidf_split5_level4.B6];[$evaltest_tfidf_split4_level4.B6];[$evaltest_tfidf_split3_level4.B6];[$evaltest_tfidf_split2_level4.B6];[$evaltest_tfidf_split1_level4.B6];[$evaltest_tfidf_split0_level4.B6])" office:value-type="float" office:value="0.0012725957377888" calcext:value-type="float">
            <text:p>0.001272595737789</text:p>
          </table:table-cell>
          <table:table-cell table:formula="of:=MAX([$evaltest_tfidf_split9_level4.B6];[$evaltest_tfidf_split8_level4.B6];[$evaltest_tfidf_split7_level4.B6];[$evaltest_tfidf_split6_level4.B6];[$evaltest_tfidf_split5_level4.B6];[$evaltest_tfidf_split4_level4.B6];[$evaltest_tfidf_split3_level4.B6];[$evaltest_tfidf_split2_level4.B6];[$evaltest_tfidf_split1_level4.B6];[$evaltest_tfidf_split0_level4.B6])" office:value-type="float" office:value="0.00714476250695105" calcext:value-type="float">
            <text:p>0.007144762506951</text:p>
          </table:table-cell>
          <table:table-cell table:formula="of:=MIN([$evaltest_tfidf_split9_level4.B6];[$evaltest_tfidf_split8_level4.B6];[$evaltest_tfidf_split7_level4.B6];[$evaltest_tfidf_split6_level4.B6];[$evaltest_tfidf_split5_level4.B6];[$evaltest_tfidf_split4_level4.B6];[$evaltest_tfidf_split3_level4.B6];[$evaltest_tfidf_split2_level4.B6];[$evaltest_tfidf_split1_level4.B6];[$evaltest_tfidf_split0_level4.B6])" office:value-type="float" office:value="0.00388049889026676" calcext:value-type="float">
            <text:p>0.00388049889026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est_tfidf_split9_level4.B7];[$evaltest_tfidf_split8_level4.B7];[$evaltest_tfidf_split7_level4.B7];[$evaltest_tfidf_split6_level4.B7];[$evaltest_tfidf_split5_level4.B7];[$evaltest_tfidf_split4_level4.B7];[$evaltest_tfidf_split3_level4.B7];[$evaltest_tfidf_split2_level4.B7];[$evaltest_tfidf_split1_level4.B7];[$evaltest_tfidf_split0_level4.B7])" office:value-type="float" office:value="0.200045947752764" calcext:value-type="float">
            <text:p>0.200045947752764</text:p>
          </table:table-cell>
          <table:table-cell table:formula="of:=STDEV([$evaltest_tfidf_split9_level4.B7];[$evaltest_tfidf_split8_level4.B7];[$evaltest_tfidf_split7_level4.B7];[$evaltest_tfidf_split6_level4.B7];[$evaltest_tfidf_split5_level4.B7];[$evaltest_tfidf_split4_level4.B7];[$evaltest_tfidf_split3_level4.B7];[$evaltest_tfidf_split2_level4.B7];[$evaltest_tfidf_split1_level4.B7];[$evaltest_tfidf_split0_level4.B7])" office:value-type="float" office:value="0.0250826163797792" calcext:value-type="float">
            <text:p>0.025082616379779</text:p>
          </table:table-cell>
          <table:table-cell table:formula="of:=MAX([$evaltest_tfidf_split9_level4.B7];[$evaltest_tfidf_split8_level4.B7];[$evaltest_tfidf_split7_level4.B7];[$evaltest_tfidf_split6_level4.B7];[$evaltest_tfidf_split5_level4.B7];[$evaltest_tfidf_split4_level4.B7];[$evaltest_tfidf_split3_level4.B7];[$evaltest_tfidf_split2_level4.B7];[$evaltest_tfidf_split1_level4.B7];[$evaltest_tfidf_split0_level4.B7])" office:value-type="float" office:value="0.259615384615385" calcext:value-type="float">
            <text:p>0.259615384615385</text:p>
          </table:table-cell>
          <table:table-cell table:formula="of:=MIN([$evaltest_tfidf_split9_level4.B7];[$evaltest_tfidf_split8_level4.B7];[$evaltest_tfidf_split7_level4.B7];[$evaltest_tfidf_split6_level4.B7];[$evaltest_tfidf_split5_level4.B7];[$evaltest_tfidf_split4_level4.B7];[$evaltest_tfidf_split3_level4.B7];[$evaltest_tfidf_split2_level4.B7];[$evaltest_tfidf_split1_level4.B7];[$evaltest_tfidf_split0_level4.B7])"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est_tfidf_split9_level4.B8];[$evaltest_tfidf_split8_level4.B8];[$evaltest_tfidf_split7_level4.B8];[$evaltest_tfidf_split6_level4.B8];[$evaltest_tfidf_split5_level4.B8];[$evaltest_tfidf_split4_level4.B8];[$evaltest_tfidf_split3_level4.B8];[$evaltest_tfidf_split2_level4.B8];[$evaltest_tfidf_split1_level4.B8];[$evaltest_tfidf_split0_level4.B8])" office:value-type="float" office:value="0.512485407280847" calcext:value-type="float">
            <text:p>0.512485407280847</text:p>
          </table:table-cell>
          <table:table-cell table:formula="of:=STDEV([$evaltest_tfidf_split9_level4.B8];[$evaltest_tfidf_split8_level4.B8];[$evaltest_tfidf_split7_level4.B8];[$evaltest_tfidf_split6_level4.B8];[$evaltest_tfidf_split5_level4.B8];[$evaltest_tfidf_split4_level4.B8];[$evaltest_tfidf_split3_level4.B8];[$evaltest_tfidf_split2_level4.B8];[$evaltest_tfidf_split1_level4.B8];[$evaltest_tfidf_split0_level4.B8])" office:value-type="float" office:value="0.0530706826466185" calcext:value-type="float">
            <text:p>0.053070682646619</text:p>
          </table:table-cell>
          <table:table-cell table:formula="of:=MAX([$evaltest_tfidf_split9_level4.B8];[$evaltest_tfidf_split8_level4.B8];[$evaltest_tfidf_split7_level4.B8];[$evaltest_tfidf_split6_level4.B8];[$evaltest_tfidf_split5_level4.B8];[$evaltest_tfidf_split4_level4.B8];[$evaltest_tfidf_split3_level4.B8];[$evaltest_tfidf_split2_level4.B8];[$evaltest_tfidf_split1_level4.B8];[$evaltest_tfidf_split0_level4.B8])" office:value-type="float" office:value="0.620689655172414" calcext:value-type="float">
            <text:p>0.620689655172414</text:p>
          </table:table-cell>
          <table:table-cell table:formula="of:=MIN([$evaltest_tfidf_split9_level4.B8];[$evaltest_tfidf_split8_level4.B8];[$evaltest_tfidf_split7_level4.B8];[$evaltest_tfidf_split6_level4.B8];[$evaltest_tfidf_split5_level4.B8];[$evaltest_tfidf_split4_level4.B8];[$evaltest_tfidf_split3_level4.B8];[$evaltest_tfidf_split2_level4.B8];[$evaltest_tfidf_split1_level4.B8];[$evaltest_tfidf_split0_level4.B8])" office:value-type="float" office:value="0.43859649122807" calcext:value-type="float">
            <text:p>0.4385964912280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est_tfidf_split9_level4.B9];[$evaltest_tfidf_split8_level4.B9];[$evaltest_tfidf_split7_level4.B9];[$evaltest_tfidf_split6_level4.B9];[$evaltest_tfidf_split5_level4.B9];[$evaltest_tfidf_split4_level4.B9];[$evaltest_tfidf_split3_level4.B9];[$evaltest_tfidf_split2_level4.B9];[$evaltest_tfidf_split1_level4.B9];[$evaltest_tfidf_split0_level4.B9])" office:value-type="float" office:value="0.287241106458375" calcext:value-type="float">
            <text:p>0.287241106458375</text:p>
          </table:table-cell>
          <table:table-cell table:formula="of:=STDEV([$evaltest_tfidf_split9_level4.B9];[$evaltest_tfidf_split8_level4.B9];[$evaltest_tfidf_split7_level4.B9];[$evaltest_tfidf_split6_level4.B9];[$evaltest_tfidf_split5_level4.B9];[$evaltest_tfidf_split4_level4.B9];[$evaltest_tfidf_split3_level4.B9];[$evaltest_tfidf_split2_level4.B9];[$evaltest_tfidf_split1_level4.B9];[$evaltest_tfidf_split0_level4.B9])" office:value-type="float" office:value="0.0318947641939184" calcext:value-type="float">
            <text:p>0.031894764193918</text:p>
          </table:table-cell>
          <table:table-cell table:formula="of:=MAX([$evaltest_tfidf_split9_level4.B9];[$evaltest_tfidf_split8_level4.B9];[$evaltest_tfidf_split7_level4.B9];[$evaltest_tfidf_split6_level4.B9];[$evaltest_tfidf_split5_level4.B9];[$evaltest_tfidf_split4_level4.B9];[$evaltest_tfidf_split3_level4.B9];[$evaltest_tfidf_split2_level4.B9];[$evaltest_tfidf_split1_level4.B9];[$evaltest_tfidf_split0_level4.B9])" office:value-type="float" office:value="0.366101694915254" calcext:value-type="float">
            <text:p>0.366101694915254</text:p>
          </table:table-cell>
          <table:table-cell table:formula="of:=MIN([$evaltest_tfidf_split9_level4.B9];[$evaltest_tfidf_split8_level4.B9];[$evaltest_tfidf_split7_level4.B9];[$evaltest_tfidf_split6_level4.B9];[$evaltest_tfidf_split5_level4.B9];[$evaltest_tfidf_split4_level4.B9];[$evaltest_tfidf_split3_level4.B9];[$evaltest_tfidf_split2_level4.B9];[$evaltest_tfidf_split1_level4.B9];[$evaltest_tfidf_split0_level4.B9])" office:value-type="float" office:value="0.239234449760766" calcext:value-type="float">
            <text:p>0.23923444976076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est_tfidf_split9_level4.B10];[$evaltest_tfidf_split8_level4.B10];[$evaltest_tfidf_split7_level4.B10];[$evaltest_tfidf_split6_level4.B10];[$evaltest_tfidf_split5_level4.B10];[$evaltest_tfidf_split4_level4.B10];[$evaltest_tfidf_split3_level4.B10];[$evaltest_tfidf_split2_level4.B10];[$evaltest_tfidf_split1_level4.B10];[$evaltest_tfidf_split0_level4.B10])" office:value-type="float" office:value="0.466449116652572" calcext:value-type="float">
            <text:p>0.466449116652572</text:p>
          </table:table-cell>
          <table:table-cell table:formula="of:=STDEV([$evaltest_tfidf_split9_level4.B10];[$evaltest_tfidf_split8_level4.B10];[$evaltest_tfidf_split7_level4.B10];[$evaltest_tfidf_split6_level4.B10];[$evaltest_tfidf_split5_level4.B10];[$evaltest_tfidf_split4_level4.B10];[$evaltest_tfidf_split3_level4.B10];[$evaltest_tfidf_split2_level4.B10];[$evaltest_tfidf_split1_level4.B10];[$evaltest_tfidf_split0_level4.B10])" office:value-type="float" office:value="0.0517803878892593" calcext:value-type="float">
            <text:p>0.051780387889259</text:p>
          </table:table-cell>
          <table:table-cell table:formula="of:=MAX([$evaltest_tfidf_split9_level4.B10];[$evaltest_tfidf_split8_level4.B10];[$evaltest_tfidf_split7_level4.B10];[$evaltest_tfidf_split6_level4.B10];[$evaltest_tfidf_split5_level4.B10];[$evaltest_tfidf_split4_level4.B10];[$evaltest_tfidf_split3_level4.B10];[$evaltest_tfidf_split2_level4.B10];[$evaltest_tfidf_split1_level4.B10];[$evaltest_tfidf_split0_level4.B10])" office:value-type="float" office:value="0.554011626524926" calcext:value-type="float">
            <text:p>0.554011626524926</text:p>
          </table:table-cell>
          <table:table-cell table:formula="of:=MIN([$evaltest_tfidf_split9_level4.B10];[$evaltest_tfidf_split8_level4.B10];[$evaltest_tfidf_split7_level4.B10];[$evaltest_tfidf_split6_level4.B10];[$evaltest_tfidf_split5_level4.B10];[$evaltest_tfidf_split4_level4.B10];[$evaltest_tfidf_split3_level4.B10];[$evaltest_tfidf_split2_level4.B10];[$evaltest_tfidf_split1_level4.B10];[$evaltest_tfidf_split0_level4.B10])"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est_tfidf_split9_level4.B11];[$evaltest_tfidf_split8_level4.B11];[$evaltest_tfidf_split7_level4.B11];[$evaltest_tfidf_split6_level4.B11];[$evaltest_tfidf_split5_level4.B11];[$evaltest_tfidf_split4_level4.B11];[$evaltest_tfidf_split3_level4.B11];[$evaltest_tfidf_split2_level4.B11];[$evaltest_tfidf_split1_level4.B11];[$evaltest_tfidf_split0_level4.B11])" office:value-type="float" office:value="0.466600458647086" calcext:value-type="float">
            <text:p>0.466600458647086</text:p>
          </table:table-cell>
          <table:table-cell table:formula="of:=STDEV([$evaltest_tfidf_split9_level4.B11];[$evaltest_tfidf_split8_level4.B11];[$evaltest_tfidf_split7_level4.B11];[$evaltest_tfidf_split6_level4.B11];[$evaltest_tfidf_split5_level4.B11];[$evaltest_tfidf_split4_level4.B11];[$evaltest_tfidf_split3_level4.B11];[$evaltest_tfidf_split2_level4.B11];[$evaltest_tfidf_split1_level4.B11];[$evaltest_tfidf_split0_level4.B11])" office:value-type="float" office:value="0.0517466493432373" calcext:value-type="float">
            <text:p>0.051746649343237</text:p>
          </table:table-cell>
          <table:table-cell table:formula="of:=MAX([$evaltest_tfidf_split9_level4.B11];[$evaltest_tfidf_split8_level4.B11];[$evaltest_tfidf_split7_level4.B11];[$evaltest_tfidf_split6_level4.B11];[$evaltest_tfidf_split5_level4.B11];[$evaltest_tfidf_split4_level4.B11];[$evaltest_tfidf_split3_level4.B11];[$evaltest_tfidf_split2_level4.B11];[$evaltest_tfidf_split1_level4.B11];[$evaltest_tfidf_split0_level4.B11])" office:value-type="float" office:value="0.554011626524926" calcext:value-type="float">
            <text:p>0.554011626524926</text:p>
          </table:table-cell>
          <table:table-cell table:formula="of:=MIN([$evaltest_tfidf_split9_level4.B11];[$evaltest_tfidf_split8_level4.B11];[$evaltest_tfidf_split7_level4.B11];[$evaltest_tfidf_split6_level4.B11];[$evaltest_tfidf_split5_level4.B11];[$evaltest_tfidf_split4_level4.B11];[$evaltest_tfidf_split3_level4.B11];[$evaltest_tfidf_split2_level4.B11];[$evaltest_tfidf_split1_level4.B11];[$evaltest_tfidf_split0_level4.B11])"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est_tfidf_split9_level4.B12];[$evaltest_tfidf_split8_level4.B12];[$evaltest_tfidf_split7_level4.B12];[$evaltest_tfidf_split6_level4.B12];[$evaltest_tfidf_split5_level4.B12];[$evaltest_tfidf_split4_level4.B12];[$evaltest_tfidf_split3_level4.B12];[$evaltest_tfidf_split2_level4.B12];[$evaltest_tfidf_split1_level4.B12];[$evaltest_tfidf_split0_level4.B12])" office:value-type="float" office:value="0.466449116652572" calcext:value-type="float">
            <text:p>0.466449116652572</text:p>
          </table:table-cell>
          <table:table-cell table:formula="of:=STDEV([$evaltest_tfidf_split9_level4.B12];[$evaltest_tfidf_split8_level4.B12];[$evaltest_tfidf_split7_level4.B12];[$evaltest_tfidf_split6_level4.B12];[$evaltest_tfidf_split5_level4.B12];[$evaltest_tfidf_split4_level4.B12];[$evaltest_tfidf_split3_level4.B12];[$evaltest_tfidf_split2_level4.B12];[$evaltest_tfidf_split1_level4.B12];[$evaltest_tfidf_split0_level4.B12])" office:value-type="float" office:value="0.0517803878892593" calcext:value-type="float">
            <text:p>0.051780387889259</text:p>
          </table:table-cell>
          <table:table-cell table:formula="of:=MAX([$evaltest_tfidf_split9_level4.B12];[$evaltest_tfidf_split8_level4.B12];[$evaltest_tfidf_split7_level4.B12];[$evaltest_tfidf_split6_level4.B12];[$evaltest_tfidf_split5_level4.B12];[$evaltest_tfidf_split4_level4.B12];[$evaltest_tfidf_split3_level4.B12];[$evaltest_tfidf_split2_level4.B12];[$evaltest_tfidf_split1_level4.B12];[$evaltest_tfidf_split0_level4.B12])" office:value-type="float" office:value="0.554011626524926" calcext:value-type="float">
            <text:p>0.554011626524926</text:p>
          </table:table-cell>
          <table:table-cell table:formula="of:=MIN([$evaltest_tfidf_split9_level4.B12];[$evaltest_tfidf_split8_level4.B12];[$evaltest_tfidf_split7_level4.B12];[$evaltest_tfidf_split6_level4.B12];[$evaltest_tfidf_split5_level4.B12];[$evaltest_tfidf_split4_level4.B12];[$evaltest_tfidf_split3_level4.B12];[$evaltest_tfidf_split2_level4.B12];[$evaltest_tfidf_split1_level4.B12];[$evaltest_tfidf_split0_level4.B12])"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est_tfidf_split9_level4.B13];[$evaltest_tfidf_split8_level4.B13];[$evaltest_tfidf_split7_level4.B13];[$evaltest_tfidf_split6_level4.B13];[$evaltest_tfidf_split5_level4.B13];[$evaltest_tfidf_split4_level4.B13];[$evaltest_tfidf_split3_level4.B13];[$evaltest_tfidf_split2_level4.B13];[$evaltest_tfidf_split1_level4.B13];[$evaltest_tfidf_split0_level4.B13])" office:value-type="float" office:value="0.363521392542075" calcext:value-type="float">
            <text:p>0.363521392542075</text:p>
          </table:table-cell>
          <table:table-cell table:formula="of:=STDEV([$evaltest_tfidf_split9_level4.B13];[$evaltest_tfidf_split8_level4.B13];[$evaltest_tfidf_split7_level4.B13];[$evaltest_tfidf_split6_level4.B13];[$evaltest_tfidf_split5_level4.B13];[$evaltest_tfidf_split4_level4.B13];[$evaltest_tfidf_split3_level4.B13];[$evaltest_tfidf_split2_level4.B13];[$evaltest_tfidf_split1_level4.B13];[$evaltest_tfidf_split0_level4.B13])" office:value-type="float" office:value="0.0515871930561614" calcext:value-type="float">
            <text:p>0.051587193056161</text:p>
          </table:table-cell>
          <table:table-cell table:formula="of:=MAX([$evaltest_tfidf_split9_level4.B13];[$evaltest_tfidf_split8_level4.B13];[$evaltest_tfidf_split7_level4.B13];[$evaltest_tfidf_split6_level4.B13];[$evaltest_tfidf_split5_level4.B13];[$evaltest_tfidf_split4_level4.B13];[$evaltest_tfidf_split3_level4.B13];[$evaltest_tfidf_split2_level4.B13];[$evaltest_tfidf_split1_level4.B13];[$evaltest_tfidf_split0_level4.B13])" office:value-type="float" office:value="0.434782608695652" calcext:value-type="float">
            <text:p>0.434782608695652</text:p>
          </table:table-cell>
          <table:table-cell table:formula="of:=MIN([$evaltest_tfidf_split9_level4.B13];[$evaltest_tfidf_split8_level4.B13];[$evaltest_tfidf_split7_level4.B13];[$evaltest_tfidf_split6_level4.B13];[$evaltest_tfidf_split5_level4.B13];[$evaltest_tfidf_split4_level4.B13];[$evaltest_tfidf_split3_level4.B13];[$evaltest_tfidf_split2_level4.B13];[$evaltest_tfidf_split1_level4.B13];[$evaltest_tfidf_split0_level4.B13])" office:value-type="float" office:value="0.289473684210526" calcext:value-type="float">
            <text:p>0.28947368421052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est_tfidf_split9_level4.B14];[$evaltest_tfidf_split8_level4.B14];[$evaltest_tfidf_split7_level4.B14];[$evaltest_tfidf_split6_level4.B14];[$evaltest_tfidf_split5_level4.B14];[$evaltest_tfidf_split4_level4.B14];[$evaltest_tfidf_split3_level4.B14];[$evaltest_tfidf_split2_level4.B14];[$evaltest_tfidf_split1_level4.B14];[$evaltest_tfidf_split0_level4.B14])" office:value-type="float" office:value="0.229981114297845" calcext:value-type="float">
            <text:p>0.229981114297845</text:p>
          </table:table-cell>
          <table:table-cell table:formula="of:=STDEV([$evaltest_tfidf_split9_level4.B14];[$evaltest_tfidf_split8_level4.B14];[$evaltest_tfidf_split7_level4.B14];[$evaltest_tfidf_split6_level4.B14];[$evaltest_tfidf_split5_level4.B14];[$evaltest_tfidf_split4_level4.B14];[$evaltest_tfidf_split3_level4.B14];[$evaltest_tfidf_split2_level4.B14];[$evaltest_tfidf_split1_level4.B14];[$evaltest_tfidf_split0_level4.B14])" office:value-type="float" office:value="0.0314056127066902" calcext:value-type="float">
            <text:p>0.03140561270669</text:p>
          </table:table-cell>
          <table:table-cell table:formula="of:=MAX([$evaltest_tfidf_split9_level4.B14];[$evaltest_tfidf_split8_level4.B14];[$evaltest_tfidf_split7_level4.B14];[$evaltest_tfidf_split6_level4.B14];[$evaltest_tfidf_split5_level4.B14];[$evaltest_tfidf_split4_level4.B14];[$evaltest_tfidf_split3_level4.B14];[$evaltest_tfidf_split2_level4.B14];[$evaltest_tfidf_split1_level4.B14];[$evaltest_tfidf_split0_level4.B14])" office:value-type="float" office:value="0.288461538461538" calcext:value-type="float">
            <text:p>0.288461538461538</text:p>
          </table:table-cell>
          <table:table-cell table:formula="of:=MIN([$evaltest_tfidf_split9_level4.B14];[$evaltest_tfidf_split8_level4.B14];[$evaltest_tfidf_split7_level4.B14];[$evaltest_tfidf_split6_level4.B14];[$evaltest_tfidf_split5_level4.B14];[$evaltest_tfidf_split4_level4.B14];[$evaltest_tfidf_split3_level4.B14];[$evaltest_tfidf_split2_level4.B14];[$evaltest_tfidf_split1_level4.B14];[$evaltest_tfidf_split0_level4.B14])" office:value-type="float" office:value="0.189189189189189" calcext:value-type="float">
            <text:p>0.18918918918918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est_tfidf_split9_level4.B15];[$evaltest_tfidf_split8_level4.B15];[$evaltest_tfidf_split7_level4.B15];[$evaltest_tfidf_split6_level4.B15];[$evaltest_tfidf_split5_level4.B15];[$evaltest_tfidf_split4_level4.B15];[$evaltest_tfidf_split3_level4.B15];[$evaltest_tfidf_split2_level4.B15];[$evaltest_tfidf_split1_level4.B15];[$evaltest_tfidf_split0_level4.B15])" office:value-type="float" office:value="0.195877720878822" calcext:value-type="float">
            <text:p>0.195877720878822</text:p>
          </table:table-cell>
          <table:table-cell table:formula="of:=STDEV([$evaltest_tfidf_split9_level4.B15];[$evaltest_tfidf_split8_level4.B15];[$evaltest_tfidf_split7_level4.B15];[$evaltest_tfidf_split6_level4.B15];[$evaltest_tfidf_split5_level4.B15];[$evaltest_tfidf_split4_level4.B15];[$evaltest_tfidf_split3_level4.B15];[$evaltest_tfidf_split2_level4.B15];[$evaltest_tfidf_split1_level4.B15];[$evaltest_tfidf_split0_level4.B15])" office:value-type="float" office:value="0.0260229835278405" calcext:value-type="float">
            <text:p>0.026022983527841</text:p>
          </table:table-cell>
          <table:table-cell table:formula="of:=MAX([$evaltest_tfidf_split9_level4.B15];[$evaltest_tfidf_split8_level4.B15];[$evaltest_tfidf_split7_level4.B15];[$evaltest_tfidf_split6_level4.B15];[$evaltest_tfidf_split5_level4.B15];[$evaltest_tfidf_split4_level4.B15];[$evaltest_tfidf_split3_level4.B15];[$evaltest_tfidf_split2_level4.B15];[$evaltest_tfidf_split1_level4.B15];[$evaltest_tfidf_split0_level4.B15])" office:value-type="float" office:value="0.259615384615385" calcext:value-type="float">
            <text:p>0.259615384615385</text:p>
          </table:table-cell>
          <table:table-cell table:formula="of:=MIN([$evaltest_tfidf_split9_level4.B15];[$evaltest_tfidf_split8_level4.B15];[$evaltest_tfidf_split7_level4.B15];[$evaltest_tfidf_split6_level4.B15];[$evaltest_tfidf_split5_level4.B15];[$evaltest_tfidf_split4_level4.B15];[$evaltest_tfidf_split3_level4.B15];[$evaltest_tfidf_split2_level4.B15];[$evaltest_tfidf_split1_level4.B15];[$evaltest_tfidf_split0_level4.B15])"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est_tfidf_split9_level4.B16];[$evaltest_tfidf_split8_level4.B16];[$evaltest_tfidf_split7_level4.B16];[$evaltest_tfidf_split6_level4.B16];[$evaltest_tfidf_split5_level4.B16];[$evaltest_tfidf_split4_level4.B16];[$evaltest_tfidf_split3_level4.B16];[$evaltest_tfidf_split2_level4.B16];[$evaltest_tfidf_split1_level4.B16];[$evaltest_tfidf_split0_level4.B16])" office:value-type="float" office:value="0.431868029414034" calcext:value-type="float">
            <text:p>0.431868029414034</text:p>
          </table:table-cell>
          <table:table-cell table:formula="of:=STDEV([$evaltest_tfidf_split9_level4.B16];[$evaltest_tfidf_split8_level4.B16];[$evaltest_tfidf_split7_level4.B16];[$evaltest_tfidf_split6_level4.B16];[$evaltest_tfidf_split5_level4.B16];[$evaltest_tfidf_split4_level4.B16];[$evaltest_tfidf_split3_level4.B16];[$evaltest_tfidf_split2_level4.B16];[$evaltest_tfidf_split1_level4.B16];[$evaltest_tfidf_split0_level4.B16])" office:value-type="float" office:value="0.0477436214690019" calcext:value-type="float">
            <text:p>0.047743621469002</text:p>
          </table:table-cell>
          <table:table-cell table:formula="of:=MAX([$evaltest_tfidf_split9_level4.B16];[$evaltest_tfidf_split8_level4.B16];[$evaltest_tfidf_split7_level4.B16];[$evaltest_tfidf_split6_level4.B16];[$evaltest_tfidf_split5_level4.B16];[$evaltest_tfidf_split4_level4.B16];[$evaltest_tfidf_split3_level4.B16];[$evaltest_tfidf_split2_level4.B16];[$evaltest_tfidf_split1_level4.B16];[$evaltest_tfidf_split0_level4.B16])" office:value-type="float" office:value="0.51950661086851" calcext:value-type="float">
            <text:p>0.51950661086851</text:p>
          </table:table-cell>
          <table:table-cell table:formula="of:=MIN([$evaltest_tfidf_split9_level4.B16];[$evaltest_tfidf_split8_level4.B16];[$evaltest_tfidf_split7_level4.B16];[$evaltest_tfidf_split6_level4.B16];[$evaltest_tfidf_split5_level4.B16];[$evaltest_tfidf_split4_level4.B16];[$evaltest_tfidf_split3_level4.B16];[$evaltest_tfidf_split2_level4.B16];[$evaltest_tfidf_split1_level4.B16];[$evaltest_tfidf_split0_level4.B16])" office:value-type="float" office:value="0.362521067953727" calcext:value-type="float">
            <text:p>0.36252106795372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est_tfidf_split9_level4.B17];[$evaltest_tfidf_split8_level4.B17];[$evaltest_tfidf_split7_level4.B17];[$evaltest_tfidf_split6_level4.B17];[$evaltest_tfidf_split5_level4.B17];[$evaltest_tfidf_split4_level4.B17];[$evaltest_tfidf_split3_level4.B17];[$evaltest_tfidf_split2_level4.B17];[$evaltest_tfidf_split1_level4.B17];[$evaltest_tfidf_split0_level4.B17])" office:value-type="float" office:value="33.8" calcext:value-type="float">
            <text:p>33.8</text:p>
          </table:table-cell>
          <table:table-cell table:formula="of:=STDEV([$evaltest_tfidf_split9_level4.B17];[$evaltest_tfidf_split8_level4.B17];[$evaltest_tfidf_split7_level4.B17];[$evaltest_tfidf_split6_level4.B17];[$evaltest_tfidf_split5_level4.B17];[$evaltest_tfidf_split4_level4.B17];[$evaltest_tfidf_split3_level4.B17];[$evaltest_tfidf_split2_level4.B17];[$evaltest_tfidf_split1_level4.B17];[$evaltest_tfidf_split0_level4.B17])" office:value-type="float" office:value="9.2951600308978" calcext:value-type="float">
            <text:p>9.2951600308978</text:p>
          </table:table-cell>
          <table:table-cell table:formula="of:=MAX([$evaltest_tfidf_split9_level4.B17];[$evaltest_tfidf_split8_level4.B17];[$evaltest_tfidf_split7_level4.B17];[$evaltest_tfidf_split6_level4.B17];[$evaltest_tfidf_split5_level4.B17];[$evaltest_tfidf_split4_level4.B17];[$evaltest_tfidf_split3_level4.B17];[$evaltest_tfidf_split2_level4.B17];[$evaltest_tfidf_split1_level4.B17];[$evaltest_tfidf_split0_level4.B17])" office:value-type="float" office:value="54" calcext:value-type="float">
            <text:p>54</text:p>
          </table:table-cell>
          <table:table-cell table:formula="of:=MIN([$evaltest_tfidf_split9_level4.B17];[$evaltest_tfidf_split8_level4.B17];[$evaltest_tfidf_split7_level4.B17];[$evaltest_tfidf_split6_level4.B17];[$evaltest_tfidf_split5_level4.B17];[$evaltest_tfidf_split4_level4.B17];[$evaltest_tfidf_split3_level4.B17];[$evaltest_tfidf_split2_level4.B17];[$evaltest_tfidf_split1_level4.B17];[$evaltest_tfidf_split0_level4.B1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est_tfidf_split9_level4.B18];[$evaltest_tfidf_split8_level4.B18];[$evaltest_tfidf_split7_level4.B18];[$evaltest_tfidf_split6_level4.B18];[$evaltest_tfidf_split5_level4.B18];[$evaltest_tfidf_split4_level4.B18];[$evaltest_tfidf_split3_level4.B18];[$evaltest_tfidf_split2_level4.B18];[$evaltest_tfidf_split1_level4.B18];[$evaltest_tfidf_split0_level4.B18])" office:value-type="float" office:value="133.9" calcext:value-type="float">
            <text:p>133.9</text:p>
          </table:table-cell>
          <table:table-cell table:formula="of:=STDEV([$evaltest_tfidf_split9_level4.B18];[$evaltest_tfidf_split8_level4.B18];[$evaltest_tfidf_split7_level4.B18];[$evaltest_tfidf_split6_level4.B18];[$evaltest_tfidf_split5_level4.B18];[$evaltest_tfidf_split4_level4.B18];[$evaltest_tfidf_split3_level4.B18];[$evaltest_tfidf_split2_level4.B18];[$evaltest_tfidf_split1_level4.B18];[$evaltest_tfidf_split0_level4.B18])" office:value-type="float" office:value="25.0131076748883" calcext:value-type="float">
            <text:p>25.0131076748883</text:p>
          </table:table-cell>
          <table:table-cell table:formula="of:=MAX([$evaltest_tfidf_split9_level4.B18];[$evaltest_tfidf_split8_level4.B18];[$evaltest_tfidf_split7_level4.B18];[$evaltest_tfidf_split6_level4.B18];[$evaltest_tfidf_split5_level4.B18];[$evaltest_tfidf_split4_level4.B18];[$evaltest_tfidf_split3_level4.B18];[$evaltest_tfidf_split2_level4.B18];[$evaltest_tfidf_split1_level4.B18];[$evaltest_tfidf_split0_level4.B18])" office:value-type="float" office:value="181" calcext:value-type="float">
            <text:p>181</text:p>
          </table:table-cell>
          <table:table-cell table:formula="of:=MIN([$evaltest_tfidf_split9_level4.B18];[$evaltest_tfidf_split8_level4.B18];[$evaltest_tfidf_split7_level4.B18];[$evaltest_tfidf_split6_level4.B18];[$evaltest_tfidf_split5_level4.B18];[$evaltest_tfidf_split4_level4.B18];[$evaltest_tfidf_split3_level4.B18];[$evaltest_tfidf_split2_level4.B18];[$evaltest_tfidf_split1_level4.B18];[$evaltest_tfidf_split0_level4.B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est_tfidf_split9_level4.B19];[$evaltest_tfidf_split8_level4.B19];[$evaltest_tfidf_split7_level4.B19];[$evaltest_tfidf_split6_level4.B19];[$evaltest_tfidf_split5_level4.B19];[$evaltest_tfidf_split4_level4.B19];[$evaltest_tfidf_split3_level4.B19];[$evaltest_tfidf_split2_level4.B19];[$evaltest_tfidf_split1_level4.B19];[$evaltest_tfidf_split0_level4.B19])" office:value-type="float" office:value="31.6" calcext:value-type="float">
            <text:p>31.6</text:p>
          </table:table-cell>
          <table:table-cell table:formula="of:=STDEV([$evaltest_tfidf_split9_level4.B19];[$evaltest_tfidf_split8_level4.B19];[$evaltest_tfidf_split7_level4.B19];[$evaltest_tfidf_split6_level4.B19];[$evaltest_tfidf_split5_level4.B19];[$evaltest_tfidf_split4_level4.B19];[$evaltest_tfidf_split3_level4.B19];[$evaltest_tfidf_split2_level4.B19];[$evaltest_tfidf_split1_level4.B19];[$evaltest_tfidf_split0_level4.B19])" office:value-type="float" office:value="5.39958846168442" calcext:value-type="float">
            <text:p>5.39958846168442</text:p>
          </table:table-cell>
          <table:table-cell table:formula="of:=MAX([$evaltest_tfidf_split9_level4.B19];[$evaltest_tfidf_split8_level4.B19];[$evaltest_tfidf_split7_level4.B19];[$evaltest_tfidf_split6_level4.B19];[$evaltest_tfidf_split5_level4.B19];[$evaltest_tfidf_split4_level4.B19];[$evaltest_tfidf_split3_level4.B19];[$evaltest_tfidf_split2_level4.B19];[$evaltest_tfidf_split1_level4.B19];[$evaltest_tfidf_split0_level4.B19])" office:value-type="float" office:value="38" calcext:value-type="float">
            <text:p>38</text:p>
          </table:table-cell>
          <table:table-cell table:formula="of:=MIN([$evaltest_tfidf_split9_level4.B19];[$evaltest_tfidf_split8_level4.B19];[$evaltest_tfidf_split7_level4.B19];[$evaltest_tfidf_split6_level4.B19];[$evaltest_tfidf_split5_level4.B19];[$evaltest_tfidf_split4_level4.B19];[$evaltest_tfidf_split3_level4.B19];[$evaltest_tfidf_split2_level4.B19];[$evaltest_tfidf_split1_level4.B19];[$evaltest_tfidf_split0_level4.B1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est_tfidf_split9_level4.B20];[$evaltest_tfidf_split8_level4.B20];[$evaltest_tfidf_split7_level4.B20];[$evaltest_tfidf_split6_level4.B20];[$evaltest_tfidf_split5_level4.B20];[$evaltest_tfidf_split4_level4.B20];[$evaltest_tfidf_split3_level4.B20];[$evaltest_tfidf_split2_level4.B20];[$evaltest_tfidf_split1_level4.B20];[$evaltest_tfidf_split0_level4.B20])" office:value-type="float" office:value="42.9" calcext:value-type="float">
            <text:p>42.9</text:p>
          </table:table-cell>
          <table:table-cell table:formula="of:=STDEV([$evaltest_tfidf_split9_level4.B20];[$evaltest_tfidf_split8_level4.B20];[$evaltest_tfidf_split7_level4.B20];[$evaltest_tfidf_split6_level4.B20];[$evaltest_tfidf_split5_level4.B20];[$evaltest_tfidf_split4_level4.B20];[$evaltest_tfidf_split3_level4.B20];[$evaltest_tfidf_split2_level4.B20];[$evaltest_tfidf_split1_level4.B20];[$evaltest_tfidf_split0_level4.B20])" office:value-type="float" office:value="7.83794190673377" calcext:value-type="float">
            <text:p>7.83794190673377</text:p>
          </table:table-cell>
          <table:table-cell table:formula="of:=MAX([$evaltest_tfidf_split9_level4.B20];[$evaltest_tfidf_split8_level4.B20];[$evaltest_tfidf_split7_level4.B20];[$evaltest_tfidf_split6_level4.B20];[$evaltest_tfidf_split5_level4.B20];[$evaltest_tfidf_split4_level4.B20];[$evaltest_tfidf_split3_level4.B20];[$evaltest_tfidf_split2_level4.B20];[$evaltest_tfidf_split1_level4.B20];[$evaltest_tfidf_split0_level4.B20])" office:value-type="float" office:value="57" calcext:value-type="float">
            <text:p>57</text:p>
          </table:table-cell>
          <table:table-cell table:formula="of:=MIN([$evaltest_tfidf_split9_level4.B20];[$evaltest_tfidf_split8_level4.B20];[$evaltest_tfidf_split7_level4.B20];[$evaltest_tfidf_split6_level4.B20];[$evaltest_tfidf_split5_level4.B20];[$evaltest_tfidf_split4_level4.B20];[$evaltest_tfidf_split3_level4.B20];[$evaltest_tfidf_split2_level4.B20];[$evaltest_tfidf_split1_level4.B20];[$evaltest_tfidf_split0_level4.B20])" office:value-type="float" office:value="32" calcext:value-type="float">
            <text:p>32</text:p>
          </table:table-cell>
        </table:table-row>
      </table:table>
      <table:table table:name="evaltest_tfidf_split9_level4" table:style-name="ta1">
        <table:table-source xlink:type="simple" xlink:href="../evaltest_tfidf_split9_level4.out" table:table-name="evaltest_tfidf_split9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8125" calcext:value-type="float">
            <text:p>0.581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72916666666667" calcext:value-type="float">
            <text:p>0.27291666666666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64266577385688" calcext:value-type="float">
            <text:p>0.00364266577385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92248908296943" calcext:value-type="float">
            <text:p>0.00592248908296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388049889026676" calcext:value-type="float">
            <text:p>0.00388049889026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98717948717949" calcext:value-type="float">
            <text:p>0.19871794871794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3448275862069" calcext:value-type="float">
            <text:p>0.5344827586206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89719626168224" calcext:value-type="float">
            <text:p>0.28971962616822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81259937084696" calcext:value-type="float">
            <text:p>0.48125993708469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81259937084696" calcext:value-type="float">
            <text:p>0.48125993708469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81259937084696" calcext:value-type="float">
            <text:p>0.48125993708469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9375" calcext:value-type="float">
            <text:p>0.193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27451783114993" calcext:value-type="float">
            <text:p>0.42745178311499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valtest_tfidf_split8_level4" table:style-name="ta1">
        <table:table-source xlink:type="simple" xlink:href="../evaltest_tfidf_split8_level4.out" table:table-name="evaltest_tfidf_split8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24479166666667" calcext:value-type="float">
            <text:p>0.42447916666666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43973214285714" calcext:value-type="float">
            <text:p>0.24397321428571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33261852776045" calcext:value-type="float">
            <text:p>0.0033326185277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709606986899563" calcext:value-type="float">
            <text:p>0.00709606986899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2437002589841" calcext:value-type="float">
            <text:p>0.00424370025898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54011626524926" calcext:value-type="float">
            <text:p>0.55401162652492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54011626524926" calcext:value-type="float">
            <text:p>0.55401162652492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54011626524926" calcext:value-type="float">
            <text:p>0.55401162652492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1950661086851" calcext:value-type="float">
            <text:p>0.5195066108685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evaltest_tfidf_split7_level4" table:style-name="ta1">
        <table:table-source xlink:type="simple" xlink:href="../evaltest_tfidf_split7_level4.out" table:table-name="evaltest_tfidf_split7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09459459459459" calcext:value-type="float">
            <text:p>0.20945945945945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48648648648649" calcext:value-type="float">
            <text:p>0.44864864864864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61690261690262" calcext:value-type="float">
            <text:p>0.26169026169026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544272260975318" calcext:value-type="float">
            <text:p>0.00544272260975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782387190684134" calcext:value-type="float">
            <text:p>0.00782387190684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56723904431328" calcext:value-type="float">
            <text:p>0.00567239044313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15277777777778" calcext:value-type="float">
            <text:p>0.21527777777777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6969696969697" calcext:value-type="float">
            <text:p>0.4696969696969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95238095238095" calcext:value-type="float">
            <text:p>0.29523809523809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23918780047659" calcext:value-type="float">
            <text:p>0.42391878004765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23918780047659" calcext:value-type="float">
            <text:p>0.42391878004765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23918780047659" calcext:value-type="float">
            <text:p>0.42391878004765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24324324324324" calcext:value-type="float">
            <text:p>0.32432432432432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52252252252252" calcext:value-type="float">
            <text:p>0.25225225225225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09459459459459" calcext:value-type="float">
            <text:p>0.20945945945945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390606436130454" calcext:value-type="float">
            <text:p>0.39060643613045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evaltest_tfidf_split6_level4" table:style-name="ta1">
        <table:table-source xlink:type="simple" xlink:href="../evaltest_tfidf_split6_level4.out" table:table-name="evaltest_tfidf_split6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93877551020408" calcext:value-type="float">
            <text:p>0.19387755102040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67687074829932" calcext:value-type="float">
            <text:p>0.46768707482993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55539358600583" calcext:value-type="float">
            <text:p>0.25553935860058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704268984290818" calcext:value-type="float">
            <text:p>0.00704268984290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77334165107091" calcext:value-type="float">
            <text:p>0.00977334165107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714476250695105" calcext:value-type="float">
            <text:p>0.00714476250695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90721649484536" calcext:value-type="float">
            <text:p>0.19072164948453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78195488721804" calcext:value-type="float">
            <text:p>0.27819548872180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46020112048033" calcext:value-type="float">
            <text:p>0.44602011204803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46341430087469" calcext:value-type="float">
            <text:p>0.44634143008746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46020112048033" calcext:value-type="float">
            <text:p>0.44602011204803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6734693877551" calcext:value-type="float">
            <text:p>0.36734693877551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41496598639456" calcext:value-type="float">
            <text:p>0.24149659863945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93877551020408" calcext:value-type="float">
            <text:p>0.19387755102040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23008941567893" calcext:value-type="float">
            <text:p>0.42300894156789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evaltest_tfidf_split5_level4" table:style-name="ta1">
        <table:table-source xlink:type="simple" xlink:href="../evaltest_tfidf_split5_level4.out" table:table-name="evaltest_tfidf_split5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376315789473684" calcext:value-type="float">
            <text:p>0.37631578947368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14118629908104" calcext:value-type="float">
            <text:p>0.21411862990810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12269529354682" calcext:value-type="float">
            <text:p>0.00412269529354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782387190684134" calcext:value-type="float">
            <text:p>0.00782387190684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70263300503475" calcext:value-type="float">
            <text:p>0.004702633005035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3859649122807" calcext:value-type="float">
            <text:p>0.4385964912280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39234449760766" calcext:value-type="float">
            <text:p>0.23923444976076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389674119722909" calcext:value-type="float">
            <text:p>0.38967411972290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89473684210526" calcext:value-type="float">
            <text:p>0.28947368421052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92982456140351" calcext:value-type="float">
            <text:p>0.192982456140351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64473684210526" calcext:value-type="float">
            <text:p>0.16447368421052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362521067953727" calcext:value-type="float">
            <text:p>0.36252106795372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evaltest_tfidf_split4_level4" table:style-name="ta1">
        <table:table-source xlink:type="simple" xlink:href="../evaltest_tfidf_split4_level4.out" table:table-name="evaltest_tfidf_split4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9615384615385" calcext:value-type="float">
            <text:p>0.25961538461538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31410256410257" calcext:value-type="float">
            <text:p>0.53141025641025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16056166056166" calcext:value-type="float">
            <text:p>0.31605616605616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529215636234645" calcext:value-type="float">
            <text:p>0.00529215636234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05102412143897" calcext:value-type="float">
            <text:p>0.0105102412143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661077288019032" calcext:value-type="float">
            <text:p>0.0066107728801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59615384615385" calcext:value-type="float">
            <text:p>0.25961538461538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620689655172414" calcext:value-type="float">
            <text:p>0.62068965517241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366101694915254" calcext:value-type="float">
            <text:p>0.36610169491525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31776102578537" calcext:value-type="float">
            <text:p>0.53177610257853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31776102578537" calcext:value-type="float">
            <text:p>0.53177610257853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31776102578537" calcext:value-type="float">
            <text:p>0.53177610257853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03846153846154" calcext:value-type="float">
            <text:p>0.40384615384615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88461538461538" calcext:value-type="float">
            <text:p>0.28846153846153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9615384615385" calcext:value-type="float">
            <text:p>0.25961538461538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92974610905833" calcext:value-type="float">
            <text:p>0.492974610905833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valtest_tfidf_split3_level4" table:style-name="ta1">
        <table:table-source xlink:type="simple" xlink:href="../evaltest_tfidf_split3_level4.out" table:table-name="evaltest_tfidf_split3_level4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97463768115942" calcext:value-type="float">
            <text:p>0.19746376811594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05434782608696" calcext:value-type="float">
            <text:p>0.50543478260869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64026915113872" calcext:value-type="float">
            <text:p>0.26402691511387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587908619817202" calcext:value-type="float">
            <text:p>0.00587908619817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90429403202329" calcext:value-type="float">
            <text:p>0.00904294032023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648488687829275" calcext:value-type="float">
            <text:p>0.00648488687829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01117318435754" calcext:value-type="float">
            <text:p>0.20111731843575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86852589641434" calcext:value-type="float">
            <text:p>0.28685258964143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58227269960334" calcext:value-type="float">
            <text:p>0.45822726996033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59419371866034" calcext:value-type="float">
            <text:p>0.45941937186603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58227269960334" calcext:value-type="float">
            <text:p>0.45822726996033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34782608695652" calcext:value-type="float">
            <text:p>0.43478260869565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39130434782609" calcext:value-type="float">
            <text:p>0.23913043478260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97463768115942" calcext:value-type="float">
            <text:p>0.19746376811594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19207381389364" calcext:value-type="float">
            <text:p>0.41920738138936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evaltest_tfidf_split2_level4" table:style-name="ta1">
        <table:table-source xlink:type="simple" xlink:href="../evaltest_tfidf_split2_level4.out" table:table-name="evaltest_tfidf_split2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95121951219512" calcext:value-type="float">
            <text:p>0.19512195121951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21544715447154" calcext:value-type="float">
            <text:p>0.42154471544715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39121176926055" calcext:value-type="float">
            <text:p>0.23912117692605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361505003972253" calcext:value-type="float">
            <text:p>0.003615050039723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621360989810771" calcext:value-type="float">
            <text:p>0.00621360989810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18806387692851" calcext:value-type="float">
            <text:p>0.00418806387692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457142857142857" calcext:value-type="float">
            <text:p>0.45714285714285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78260869565217" calcext:value-type="float">
            <text:p>0.27826086956521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3688752529705" calcext:value-type="float">
            <text:p>0.4368875252970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3688752529705" calcext:value-type="float">
            <text:p>0.4368875252970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3688752529705" calcext:value-type="float">
            <text:p>0.4368875252970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14634146341463" calcext:value-type="float">
            <text:p>0.41463414634146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35772357723577" calcext:value-type="float">
            <text:p>0.23577235772357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95121951219512" calcext:value-type="float">
            <text:p>0.19512195121951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14936805481592" calcext:value-type="float">
            <text:p>0.41493680548159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evaltest_tfidf_split1_level4" table:style-name="ta1">
        <table:table-source xlink:type="simple" xlink:href="../evaltest_tfidf_split1_level4.out" table:table-name="evaltest_tfidf_split1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8859649122807" calcext:value-type="float">
            <text:p>0.1885964912280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49122807017544" calcext:value-type="float">
            <text:p>0.54912280701754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6588693957115" calcext:value-type="float">
            <text:p>0.2658869395711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631000245923539" calcext:value-type="float">
            <text:p>0.00631000245923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108962362237471" calcext:value-type="float">
            <text:p>0.01089623622374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695022408217915" calcext:value-type="float">
            <text:p>0.00695022408217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91964285714286" calcext:value-type="float">
            <text:p>0.19196428571428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58441558441558" calcext:value-type="float">
            <text:p>0.558441558441558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509215850286294" calcext:value-type="float">
            <text:p>0.50921585028629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509215850286294" calcext:value-type="float">
            <text:p>0.50921585028629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509215850286294" calcext:value-type="float">
            <text:p>0.50921585028629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03508771929825" calcext:value-type="float">
            <text:p>0.4035087719298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8859649122807" calcext:value-type="float">
            <text:p>0.1885964912280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6611506933272" calcext:value-type="float">
            <text:p>0.4661150693327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valtest_tfidf_split0_level4" table:style-name="ta1">
        <table:table-source xlink:type="simple" xlink:href="../evaltest_tfidf_split0_level4.out" table:table-name="evaltest_tfidf_split0_level4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168918918918919" calcext:value-type="float">
            <text:p>0.16891891891891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45045045045045" calcext:value-type="float">
            <text:p>0.4504504504504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231402831402831" calcext:value-type="float">
            <text:p>0.23140283140283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419127133783247" calcext:value-type="float">
            <text:p>0.00419127133783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592248908296943" calcext:value-type="float">
            <text:p>0.00592248908296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449244472170236" calcext:value-type="float">
            <text:p>0.00449244472170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178571428571429" calcext:value-type="float">
            <text:p>0.17857142857142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531914893617021" calcext:value-type="float">
            <text:p>0.53191489361702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267379679144385" calcext:value-type="float">
            <text:p>0.26737967914438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433499842975283" calcext:value-type="float">
            <text:p>0.43349984297528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433499842975283" calcext:value-type="float">
            <text:p>0.43349984297528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433499842975283" calcext:value-type="float">
            <text:p>0.43349984297528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97297297297297" calcext:value-type="float">
            <text:p>0.29729729729729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189189189189189" calcext:value-type="float">
            <text:p>0.18918918918918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168918918918919" calcext:value-type="float">
            <text:p>0.16891891891891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402351587395256" calcext:value-type="float">
            <text:p>0.40235158739525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54:42.98678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08:36.481136622</meta:creation-date>
    <dc:date>2019-11-01T10:55:19.026063536</dc:date>
    <meta:editing-duration>PT18M41S</meta:editing-duration>
    <meta:editing-cycles>4</meta:editing-cycles>
    <meta:generator>LibreOffice/6.0.7.3$Linux_X86_64 LibreOffice_project/00m0$Build-3</meta:generator>
    <meta:document-statistic meta:table-count="11" meta:cell-count="504" meta:object-count="0"/>
  </office:meta>
</office:document-meta>
</file>